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paragraph-properties fo:margin-top="0cm" fo:margin-bottom="0cm" loext:contextual-spacing="false"/>
    </style:style>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style:style style:name="P9" style:family="paragraph" style:parent-style-name="Text_20_body" style:list-style-name="L4">
      <style:paragraph-properties fo:margin-top="0cm" fo:margin-bottom="0cm" loext:contextual-spacing="false"/>
    </style:style>
    <style:style style:name="P10" style:family="paragraph" style:parent-style-name="Preformatted_20_Text">
      <style:paragraph-properties fo:margin-top="0cm" fo:margin-bottom="0.499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streamer - A Multimedia Framework</text:h>
      <text:h text:style-name="Heading_20_2" text:outline-level="2">     </text:h>
      <text:h text:style-name="Heading_20_3" text:outline-level="3">Pre-requisite for Gstramer Training</text:h>
      <text:list xml:id="list7762495638042486125" text:style-name="L1">
        <text:list-item>
          <text:p text:style-name="P6">Hardware</text:p>
          <text:list>
            <text:list-item>
              <text:p text:style-name="P6">Linux host machine with sudo access rights (prefered with Ubuntu LTS)</text:p>
            </text:list-item>
          </text:list>
        </text:list-item>
        <text:list-item>
          <text:p text:style-name="P6">Software</text:p>
          <text:list>
            <text:list-item>
              <text:p text:style-name="P6">GCC Compiler</text:p>
            </text:list-item>
          </text:list>
        </text:list-item>
        <text:list-item>
          <text:p text:style-name="P1">​​Familiarity with C programming and glib concepts</text:p>
        </text:list-item>
      </text:list>
      <text:h text:style-name="Heading_20_3" text:outline-level="3">Introduction</text:h>
      <text:p text:style-name="P5">GStreamer is a framework for creating streaming media applications. It's development framework makes it possible to write any type of streaming multimedia application. The GStreamer framework is designed to make it easy to write applications that handle audio or video or both. It isn't restricted to audio and video, and can process any kind of data flow. The pipeline design is made to have little overhead above what the applied filters induce. One of the most obvious uses of GStreamer is using it to build a media player. Its main advantages are that the pluggable components can be mixed and matched into arbitrary pipelines so that it's possible to write a full-fledged video or audio editing application.</text:p>
      <text:p text:style-name="Text_20_body">Specifically, GStreamer provides:</text:p>
      <text:list xml:id="list4322712916394189100" text:style-name="L2">
        <text:list-item>
          <text:p text:style-name="P7">API for multimedia applications</text:p>
        </text:list-item>
        <text:list-item>
          <text:p text:style-name="P7">Plugin architecture</text:p>
        </text:list-item>
        <text:list-item>
          <text:p text:style-name="P7">Pipeline architecture</text:p>
        </text:list-item>
        <text:list-item>
          <text:p text:style-name="P7">Mechanism for media type handling/negotiation</text:p>
        </text:list-item>
        <text:list-item>
          <text:p text:style-name="P7">Mechanism for synchronization</text:p>
        </text:list-item>
        <text:list-item>
          <text:p text:style-name="P7">Over 250 plug-ins providing more than 1000 elements</text:p>
        </text:list-item>
        <text:list-item>
          <text:p text:style-name="P2">Set of tools</text:p>
        </text:list-item>
      </text:list>
      <text:p text:style-name="Text_20_body">Please refer following link for Installing GStreamer and plugins.</text:p>
      <text:list xml:id="list3355949222051638179" text:style-name="L3">
        <text:list-item>
          <text:p text:style-name="P8">Install using apt-get command</text:p>
          <text:list>
            <text:list-item>
              <text:p text:style-name="P8">https://gstreamer.freedesktop.org/documentation/installing/index.html</text:p>
            </text:list-item>
          </text:list>
        </text:list-item>
        <text:list-item>
          <text:p text:style-name="P8">Compile and install manually</text:p>
          <text:list>
            <text:list-item>
              <text:p text:style-name="P3"><text:a xlink:type="simple" xlink:href="https://softnautics.sharepoint.com/engineering/software/wiki/Documents/Training/Multimedia/Material/Gstreamer-OMX-Training/Gstreamer_Installation_Verification.txt" text:style-name="Internet_20_link" text:visited-style-name="Visited_20_Internet_20_Link">Gstreamer_Installation_Verification.txt</text:a></text:p>
            </text:list-item>
          </text:list>
        </text:list-item>
      </text:list>
      <text:p text:style-name="Text_20_body">To understand Gstreamer you can follow below defined training modules. Each module consist detail information about each components of Gstreamer Framework. For hands on practicals you can follow sequence of tutorials and assignments.</text:p>
      <text:list xml:id="list8388428736261705198" text:style-name="L4">
        <text:list-item>
          <text:p text:style-name="P9">Gstreamer Application and Debugging</text:p>
        </text:list-item>
        <text:list-item>
          <text:p text:style-name="P9">Gstreamer Plugin Development</text:p>
        </text:list-item>
        <text:list-item>
          <text:p text:style-name="P4"><text:soft-page-break/>gst-omx Plugin</text:p>
        </text:list-item>
      </text:list>
      <text:p text:style-name="Text_20_body"/>
      <text:p text:style-name="Text_20_body"/>
      <text:p text:style-name="Text_20_body"/>
      <text:p text:style-name="Preformatted_20_Text">================================================================================================</text:p>
      <text:p text:style-name="Preformatted_20_Text">Gstreamer Package Details</text:p>
      <text:p text:style-name="Preformatted_20_Text">================================================================================================</text:p>
      <text:p text:style-name="Preformatted_20_Text">Gstreamer Stable Release - 1.8.3</text:p>
      <text:p text:style-name="Preformatted_20_Text">Link - https://gstreamer.freedesktop.org/src/gstreamer/gstreamer-1.8.3.tar.xz</text:p>
      <text:p text:style-name="Preformatted_20_Text">wget</text:p>
      <text:p text:style-name="Preformatted_20_Text">Used Host PC Configuration - OS Version : Ubuntu 15.10 64-bit</text:p>
      <text:p text:style-name="Preformatted_20_Text"/>
      <text:p text:style-name="Preformatted_20_Text">================================================================================================</text:p>
      <text:p text:style-name="Preformatted_20_Text">Gstreamer Framework &amp; required plugin's installation Steps &amp; Dependencies</text:p>
      <text:p text:style-name="Preformatted_20_Text">================================================================================================</text:p>
      <text:p text:style-name="Preformatted_20_Text"/>
      <text:p text:style-name="Preformatted_20_Text">Following packages are required to be installed from Gstreamer framework :</text:p>
      <text:p text:style-name="Preformatted_20_Text"/>
      <text:p text:style-name="Preformatted_20_Text">Package list</text:p>
      <text:p text:style-name="Preformatted_20_Text">--------------</text:p>
      <text:p text:style-name="Preformatted_20_Text">gstreamer-1.8.3</text:p>
      <text:p text:style-name="Preformatted_20_Text">gst-plugins-base-1.8.3</text:p>
      <text:p text:style-name="Preformatted_20_Text">gst-plugins-good-1.8.3</text:p>
      <text:p text:style-name="Preformatted_20_Text">gst-plugins-ugly-1.8.3</text:p>
      <text:p text:style-name="Preformatted_20_Text">x265_2.0(http://www.linuxfromscratch.org/blfs/view/svn/multimedia/x265.html)</text:p>
      <text:p text:style-name="Preformatted_20_Text">gst-plugins-bad-1.8.3</text:p>
      <text:p text:style-name="Preformatted_20_Text">gst-libav-1.8.3</text:p>
      <text:p text:style-name="Preformatted_20_Text"/>
      <text:p text:style-name="Preformatted_20_Text"/>
      <text:p text:style-name="Preformatted_20_Text">Steps</text:p>
      <text:p text:style-name="Preformatted_20_Text">--------------</text:p>
      <text:p text:style-name="Preformatted_20_Text"/>
      <text:p text:style-name="Preformatted_20_Text">Installing Dependencies</text:p>
      <text:p text:style-name="Preformatted_20_Text">------------------------------------------------</text:p>
      <text:p text:style-name="Preformatted_20_Text">sudo apt-get install bison flex</text:p>
      <text:p text:style-name="Preformatted_20_Text">sudo apt-get install libperl-dev</text:p>
      <text:p text:style-name="Preformatted_20_Text">sudo apt-get install libgtk2.0-dev</text:p>
      <text:p text:style-name="Preformatted_20_Text">sudo apt-get install libx264-dev</text:p>
      <text:p text:style-name="Preformatted_20_Text">sudo apt-get install yasm</text:p>
      <text:p text:style-name="Preformatted_20_Text">sudo apt-get install cmake</text:p>
      <text:p text:style-name="Preformatted_20_Text"/>
      <text:p text:style-name="Preformatted_20_Text">NOTE : Regarding GREP invalid option error</text:p>
      <text:p text:style-name="Preformatted_20_Text">===========================================</text:p>
      <text:p text:style-name="Preformatted_20_Text"/>
      <text:p text:style-name="Preformatted_20_Text">If below error is faced :</text:p>
      <text:p text:style-name="Preformatted_20_Text">ERROR :</text:p>
      <text:p text:style-name="Preformatted_20_Text">======</text:p>
      <text:p text:style-name="Preformatted_20_Text">"bin/grep: warning: GREP_OPTIONS is deprecated; please use an alias or script</text:p>
      <text:p text:style-name="Preformatted_20_Text">/usr/bin/ld:.libs/libgstreamer-1.0.ver:2: ignoring invalid character `\033' in script</text:p>
      <text:p text:style-name="Preformatted_20_Text">..</text:p>
      <text:p text:style-name="Preformatted_20_Text">.."</text:p>
      <text:p text:style-name="Preformatted_20_Text"/>
      <text:p text:style-name="Preformatted_20_Text">For this error grep color option has to be set to auto by using below fix, so that color is disabled when</text:p>
      <text:p text:style-name="Preformatted_20_Text"><text:soft-page-break/>piping to a file.</text:p>
      <text:p text:style-name="Preformatted_20_Text"/>
      <text:p text:style-name="Preformatted_20_Text">FIX :</text:p>
      <text:p text:style-name="Preformatted_20_Text">=====</text:p>
      <text:p text:style-name="Preformatted_20_Text">$export GREP_OPTIONS='--color=auto'</text:p>
      <text:p text:style-name="Preformatted_20_Text"/>
      <text:p text:style-name="Preformatted_20_Text">Download and install the required packages</text:p>
      <text:p text:style-name="Preformatted_20_Text">=============================================</text:p>
      <text:p text:style-name="Preformatted_20_Text"/>
      <text:p text:style-name="Preformatted_20_Text">gstreamer-1.8.3</text:p>
      <text:p text:style-name="Preformatted_20_Text">===============</text:p>
      <text:p text:style-name="Preformatted_20_Text">wget --no-check-certificate https://gstreamer.freedesktop.org/src/gstreamer/gstreamer-1.8.3.tar.xz</text:p>
      <text:p text:style-name="Preformatted_20_Text">tar -xJf <text:s/>gstreamer-1.8.3.tar.xz</text:p>
      <text:p text:style-name="Preformatted_20_Text">cd gstreamer-1.8.3</text:p>
      <text:p text:style-name="Preformatted_20_Text">./configure --prefix=/home/user/gst/runtime</text:p>
      <text:p text:style-name="Preformatted_20_Text">make</text:p>
      <text:p text:style-name="Preformatted_20_Text">sudo make install</text:p>
      <text:p text:style-name="Preformatted_20_Text">cd ..</text:p>
      <text:p text:style-name="Preformatted_20_Text"/>
      <text:p text:style-name="Preformatted_20_Text">Now we have insalled all gstreamer libs/bin at /home/user/gst/runtime</text:p>
      <text:p text:style-name="Preformatted_20_Text">So to further carry on that path prepare environment like this.</text:p>
      <text:p text:style-name="Preformatted_20_Text"/>
      <text:p text:style-name="Preformatted_20_Text">vim set_env.sh</text:p>
      <text:p text:style-name="Preformatted_20_Text">==============================================================================================</text:p>
      <text:p text:style-name="Preformatted_20_Text">#!/bin/bash</text:p>
      <text:p text:style-name="Preformatted_20_Text"/>
      <text:p text:style-name="Preformatted_20_Text">PFX=/home/user/gst/runtime</text:p>
      <text:p text:style-name="Preformatted_20_Text">export PATH=$PATH:$PFX/bin</text:p>
      <text:p text:style-name="Preformatted_20_Text">export LD_RUN_PATH=$LD_RUN_PATH:$PFX/lib</text:p>
      <text:p text:style-name="Preformatted_20_Text">export PKG_CONFIG_PATH=$PKG_CONFIG_PATH:$PFX/lib/pkgconfig</text:p>
      <text:p text:style-name="Preformatted_20_Text">export GST_PLUGIN_PATH=$PFX/lib/gstreamer-1.0</text:p>
      <text:p text:style-name="Preformatted_20_Text">================================================================================================</text:p>
      <text:p text:style-name="Preformatted_20_Text"/>
      <text:p text:style-name="Preformatted_20_Text">source set_env.sh</text:p>
      <text:p text:style-name="Preformatted_20_Text"/>
      <text:p text:style-name="Preformatted_20_Text">gst-plugins-base-1.8.3</text:p>
      <text:p text:style-name="Preformatted_20_Text">===========================</text:p>
      <text:p text:style-name="Preformatted_20_Text">cd gst-plugins-base-1.8.3</text:p>
      <text:p text:style-name="Preformatted_20_Text">wget --no-check-certificate https://gstreamer.freedesktop.org/src/gst-plugins-base/gst-plugins-base-1.8.3.tar.xz</text:p>
      <text:p text:style-name="Preformatted_20_Text">tar -xJf <text:s/>gst-plugins-base-1.8.3.tar.xz</text:p>
      <text:p text:style-name="Preformatted_20_Text">./configure --prefix=/home/user/gst/runtime</text:p>
      <text:p text:style-name="Preformatted_20_Text">make</text:p>
      <text:p text:style-name="Preformatted_20_Text">sudo make install</text:p>
      <text:p text:style-name="Preformatted_20_Text">cd ..</text:p>
      <text:p text:style-name="Preformatted_20_Text"/>
      <text:p text:style-name="Preformatted_20_Text">gst-plugins-good-1.8.3</text:p>
      <text:p text:style-name="Preformatted_20_Text">=======================</text:p>
      <text:p text:style-name="Preformatted_20_Text">cd gst-plugins-good-1.8.3</text:p>
      <text:p text:style-name="Preformatted_20_Text">wget --no-check-certificate https://gstreamer.freedesktop.org/src/gst-plugins-good/gst-plugins-good-1.8.3.tar.xz</text:p>
      <text:p text:style-name="Preformatted_20_Text">tar -xJf <text:s/>gst-plugins-good-1.8.3.tar.xz</text:p>
      <text:p text:style-name="Preformatted_20_Text">./configure --prefix=/home/user/gst/runtime</text:p>
      <text:p text:style-name="Preformatted_20_Text">make</text:p>
      <text:p text:style-name="Preformatted_20_Text">sudo make install</text:p>
      <text:p text:style-name="Preformatted_20_Text">cd ..</text:p>
      <text:p text:style-name="Preformatted_20_Text"/>
      <text:p text:style-name="Preformatted_20_Text">gst-plugins-ugly-1.8.3</text:p>
      <text:p text:style-name="Preformatted_20_Text">=======================</text:p>
      <text:p text:style-name="Preformatted_20_Text">cd gst-plugins-ugly-1.8.3</text:p>
      <text:p text:style-name="Preformatted_20_Text"><text:soft-page-break/>wget --no-check-certificate https://gstreamer.freedesktop.org/src/gst-plugins-ugly/gst-plugins-ugly-1.8.3.tar.xz</text:p>
      <text:p text:style-name="Preformatted_20_Text">tar -xJf <text:s/>gst-plugins-ugly-1.8.3.tar.xz</text:p>
      <text:p text:style-name="Preformatted_20_Text">./configure --prefix=/home/user/gst/runtime</text:p>
      <text:p text:style-name="Preformatted_20_Text">make</text:p>
      <text:p text:style-name="Preformatted_20_Text">sudo make install</text:p>
      <text:p text:style-name="Preformatted_20_Text">cd ..</text:p>
      <text:p text:style-name="Preformatted_20_Text"/>
      <text:p text:style-name="Preformatted_20_Text">x265_2.0</text:p>
      <text:p text:style-name="Preformatted_20_Text">==========</text:p>
      <text:p text:style-name="Preformatted_20_Text">cd x265_2.0</text:p>
      <text:p text:style-name="Preformatted_20_Text">wget https://bitbucket.org/multicoreware/x265/downloads/x265_2.0.tar.gz</text:p>
      <text:p text:style-name="Preformatted_20_Text">tar -xJf <text:s/>x265_2.0.tar.xz</text:p>
      <text:p text:style-name="Preformatted_20_Text">wget http://www.linuxfromscratch.org/patches/blfs/svn/x265_2.0-enable_static-1.patch</text:p>
      <text:p text:style-name="Preformatted_20_Text">Apply patch manually</text:p>
      <text:p text:style-name="Preformatted_20_Text">./configure --prefix=/home/user/gst/runtime</text:p>
      <text:p text:style-name="Preformatted_20_Text">make</text:p>
      <text:p text:style-name="Preformatted_20_Text">sudo make install</text:p>
      <text:p text:style-name="Preformatted_20_Text">cd ..</text:p>
      <text:p text:style-name="Preformatted_20_Text"/>
      <text:p text:style-name="Preformatted_20_Text">gst-plugins-bad-1.8.3</text:p>
      <text:p text:style-name="Preformatted_20_Text">=====================</text:p>
      <text:p text:style-name="Preformatted_20_Text">cd gst-plugins-bad-1.8.3</text:p>
      <text:p text:style-name="Preformatted_20_Text">wget --no-check-certificate https://gstreamer.freedesktop.org/src/gst-plugins-bad/gst-plugins-bad-1.8.3.tar.xz</text:p>
      <text:p text:style-name="Preformatted_20_Text">tar -xJf <text:s/>gst-plugins-bad-1.8.3.tar.xz</text:p>
      <text:p text:style-name="Preformatted_20_Text">./configure --prefix=/home/user/gst/runtime</text:p>
      <text:p text:style-name="Preformatted_20_Text">make</text:p>
      <text:p text:style-name="Preformatted_20_Text">sudo make install</text:p>
      <text:p text:style-name="Preformatted_20_Text">cd ..</text:p>
      <text:p text:style-name="Preformatted_20_Text"/>
      <text:p text:style-name="Preformatted_20_Text">gst-libav-1.8.3</text:p>
      <text:p text:style-name="Preformatted_20_Text">================</text:p>
      <text:p text:style-name="Preformatted_20_Text">cd gst-libav-1.8.3</text:p>
      <text:p text:style-name="Preformatted_20_Text">wget --no-check-certificate https://gstreamer.freedesktop.org/src/gst-libav/gst-libav-1.8.3.tar.xz</text:p>
      <text:p text:style-name="Preformatted_20_Text">tar -xJf <text:s/>gst-libav-1.8.3.tar.xz</text:p>
      <text:p text:style-name="Preformatted_20_Text">./configure --prefix=/home/user/gst/runtime</text:p>
      <text:p text:style-name="Preformatted_20_Text">make</text:p>
      <text:p text:style-name="Preformatted_20_Text">sudo make install</text:p>
      <text:p text:style-name="Preformatted_20_Text">cd ..</text:p>
      <text:p text:style-name="Preformatted_20_Text"/>
      <text:p text:style-name="Preformatted_20_Text"/>
      <text:p text:style-name="Preformatted_20_Text">Simple Steps to verify gstreamer installed properly or not</text:p>
      <text:p text:style-name="Preformatted_20_Text">------------------------------------------------------------</text:p>
      <text:p text:style-name="Preformatted_20_Text"/>
      <text:p text:style-name="Preformatted_20_Text">gst-launch-1.0 -v playbin uri=file:///home/user/Videos/sample1.mp4</text:p>
      <text:p text:style-name="Preformatted_20_Text">gst-launch-1.0 -v playbin uri=file:///home/user/Videos/sample2.mkv</text:p>
      <text:p text:style-name="Preformatted_20_Text">gst-launch-1.0 audiotestsrc ! autoaudiosink</text:p>
      <text:p text:style-name="Preformatted_20_Text"/>
      <text:p text:style-name="Preformatted_20_Text">Verify the Gstreamer multimedia pipeline using gst-launch command</text:p>
      <text:p text:style-name="Preformatted_20_Text">--------------------------------------------------------------------</text:p>
      <text:p text:style-name="Preformatted_20_Text"/>
      <text:p text:style-name="Preformatted_20_Text">1) Video File(.mp4)-&gt;Demux-&gt;Decode = raw decoded files</text:p>
      <text:p text:style-name="Preformatted_20_Text"/>
      <text:p text:style-name="Preformatted_20_Text">gst-launch-1.0 filesrc location=&lt;path_to&gt;/input/h264_aac.mp4 ! qtdemux name="demux" demux.video_0 ! avdec_h264 ! queue ! filesink location=h264_aac_mp4.yuv</text:p>
      <text:p text:style-name="Preformatted_20_Text"/>
      <text:p text:style-name="Preformatted_20_Text">vlc --demux rawvideo --rawvid-fps 25 --rawvid-width 1280 --rawvid-height 720 --rawvid-chroma I420 /home/&lt;user&gt;/Videos/h264_aac_mp4.yuv </text:p>
      <text:p text:style-name="Preformatted_20_Text"/>
      <text:p text:style-name="Preformatted_20_Text">2) Video File(.mp4)-&gt;Demux-&gt;Decode-&gt;encode-&gt;mux = transcode [Video only]</text:p>
      <text:p text:style-name="Preformatted_20_Text"><text:soft-page-break/></text:p>
      <text:p text:style-name="Preformatted_20_Text">gst-launch-1.0 filesrc location=&lt;path_to&gt;/input/h264_aac.mp4 ! qtdemux name="demux" demux.video_0 ! avdec_h264 ! queue ! x264enc ! matroskamux ! filesink location=h264.mkv</text:p>
      <text:p text:style-name="Preformatted_20_Text"/>
      <text:p text:style-name="P10">vlc /home/&lt;user&gt;/Videos/h264.mkv</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2T14:49:36.591689363</meta:creation-date>
    <dc:date>2019-07-22T14:50:29.912040455</dc:date>
    <meta:editing-duration>PT53S</meta:editing-duration>
    <meta:editing-cycles>1</meta:editing-cycles>
    <meta:generator>LibreOffice/5.1.6.2$Linux_X86_64 LibreOffice_project/10m0$Build-2</meta:generator>
    <meta:document-statistic meta:table-count="0" meta:image-count="0" meta:object-count="0" meta:page-count="5" meta:paragraph-count="163" meta:word-count="697" meta:character-count="7062" meta:non-whitespace-character-count="6550"/>
  </office:meta>
</office:document-meta>
</file>